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9cm" svg:height="1.055cm" svg:x="7.705cm" svg:y="1cm">
          <draw:text-box>
            <text:p text:style-name="P1"><text:span text:style-name="T1">Diagramme d’enchaînement des fenêtres</text:span></text:p>
          </draw:text-box>
        </draw:frame>
        <draw:g>
          <draw:g>
            <draw:custom-shape draw:style-name="gr2" draw:text-style-name="P2" draw:layer="layout" svg:width="21cm" svg:height="13.299cm" svg:x="5.501cm" svg:y="4.301cm">
              <text:p text:style-name="P2"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21cm" svg:height="1.1cm" svg:x="5.5cm" svg:y="3.2cm">
              <text:p text:style-name="P2">G/ Superviseur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 xml:id="id1" draw:id="id1">
          <draw:custom-shape draw:style-name="gr3" draw:text-style-name="P3" draw:layer="layout" svg:width="8.2cm" svg:height="0.7cm" svg:x="11.3cm" svg:y="5.5cm">
            <text:p text:style-name="P3">F/S_édition de la tourné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8.2cm" svg:height="2.699cm" svg:x="11.301cm" svg:y="6.201cm">
            <text:p text:style-name="P3">Fenêtre de planification </text:p>
            <text:p text:style-name="P3">D'une tournée.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3" draw:text-style-name="P3" draw:layer="layout" svg:width="8.2cm" svg:height="0.7cm" svg:x="11.301cm" svg:y="11.7cm">
            <text:p text:style-name="P3">F/S_suivit de a tourné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8.2cm" svg:height="3.699cm" svg:x="11.302cm" svg:y="12.401cm">
            <text:p text:style-name="P3">Fenêtre de suivit </text:p>
            <text:p text:style-name="P3">Des tournées en cours de</text:p>
            <text:p text:style-name="P3">Réalisation .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4" draw:text-style-name="P3" draw:layer="layout" svg:x1="11.3cm" svg:y1="7.2cm" svg:x2="11.301cm" svg:y2="13.9cm" draw:start-shape="id1" draw:start-glue-point="3" draw:end-shape="id2" draw:end-glue-point="3" svg:d="M11300 7200h-501v6700h502">
          <text:p/>
        </draw:connector>
        <draw:connector draw:style-name="gr4" draw:text-style-name="P3" draw:layer="layout" svg:x1="19.502cm" svg:y1="13.9cm" svg:x2="19.501cm" svg:y2="7.2cm" draw:start-shape="id2" draw:start-glue-point="1" draw:end-shape="id1" draw:end-glue-point="1" svg:d="M19502 13900h502v-6700h-503">
          <text:p/>
        </draw:connector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Rispal</meta:initial-creator>
    <meta:creation-date>2014-12-16T10:48:58.03</meta:creation-date>
    <dc:date>2014-12-16T12:02:32.56</dc:date>
    <dc:creator>Simon Rispal</dc:creator>
    <meta:editing-duration>PT1H13M33S</meta:editing-duration>
    <meta:editing-cycles>2</meta:editing-cycles>
    <meta:generator>OpenOffice/4.1.0$Win32 OpenOffice.org_project/410m18$Build-9764</meta:generator>
    <meta:document-statistic meta:object-count="13"/>
  </office:meta>
</office:document-meta>
</file>